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b18" officeooo:paragraph-rsid="00036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man lego : <text:a xlink:type="simple" xlink:href="https://www.youtube.com/watch?v=h6DOpfJzmo0" text:style-name="Internet_20_link" text:visited-style-name="Visited_20_Internet_20_Link">https://www.youtube.com/watch?v=h6DOpfJzmo0</text:a></text:p>
      <text:p text:style-name="P1"/>
      <text:p text:style-name="P1">hostel <text:s/>:<text:a xlink:type="simple" xlink:href="https://www.youtube.com/watch?v=4d5_lrn9v-g" text:style-name="Internet_20_link" text:visited-style-name="Visited_20_Internet_20_Link">https://www.youtube.com/watch?v=4d5_lrn9v-g</text:a></text:p>
      <text:p text:style-name="P1"/>
      <text:p text:style-name="P1">inception : <text:a xlink:type="simple" xlink:href="https://www.youtube.com/watch?v=YoHD9XEInc0" text:style-name="Internet_20_link" text:visited-style-name="Visited_20_Internet_20_Link">https://www.youtube.com/watch?v=YoHD9XEInc0</text:a></text:p>
      <text:p text:style-name="P1"/>
      <text:p text:style-name="P1">intouchables : <text:a xlink:type="simple" xlink:href="https://www.youtube.com/watch?v=34WIbmXkewU" text:style-name="Internet_20_link" text:visited-style-name="Visited_20_Internet_20_Link">https://www.youtube.com/watch?v=34WIbmXkewU</text:a></text:p>
      <text:p text:style-name="P1"/>
      <text:p text:style-name="P1">patient anglais : <text:a xlink:type="simple" xlink:href="https://www.youtube.com/watch?v=Xk_LRcOFT0c" text:style-name="Internet_20_link" text:visited-style-name="Visited_20_Internet_20_Link">https://www.youtube.com/watch?v=Xk_LRcOFT0c</text:a></text:p>
      <text:p text:style-name="P1"/>
      <text:p text:style-name="P1">LOTR deux tours <text:s/>: <text:a xlink:type="simple" xlink:href="https://www.youtube.com/watch?v=hYcw5ksV8YQ" text:style-name="Internet_20_link" text:visited-style-name="Visited_20_Internet_20_Link">https://www.youtube.com/watch?v=hYcw5ksV8YQ</text:a></text:p>
      <text:p text:style-name="P1"/>
      <text:p text:style-name="P1">seven <text:s/>:<text:a xlink:type="simple" xlink:href="https://www.youtube.com/watch?v=znmZoVkCjpI" text:style-name="Internet_20_link" text:visited-style-name="Visited_20_Internet_20_Link">https://www.youtube.com/watch?v=znmZoVkCjpI</text:a></text:p>
      <text:p text:style-name="P1"/>
      <text:p text:style-name="P1">shutter island : <text:a xlink:type="simple" xlink:href="https://www.youtube.com/watch?v=v8yrZSkKxTA" text:style-name="Internet_20_link" text:visited-style-name="Visited_20_Internet_20_Link">https://www.youtube.com/watch?v=v8yrZSkKxTA</text:a></text:p>
      <text:p text:style-name="P1"/>
      <text:p text:style-name="P1">empire strikes back : <text:a xlink:type="simple" xlink:href="https://www.youtube.com/results?search_query=empire+strikes+back+trailer" text:style-name="Internet_20_link" text:visited-style-name="Visited_20_Internet_20_Link">https://www.youtube.com/results?search_query=empire+strikes+back+trailer</text:a></text:p>
      <text:p text:style-name="P1"/>
      <text:p text:style-name="P1">survive style 5 : <text:a xlink:type="simple" xlink:href="https://www.youtube.com/results?search_query=empire+strikes+back+trailer" text:style-name="Internet_20_link" text:visited-style-name="Visited_20_Internet_20_Link">https://www.youtube.com/results?search_query=empire+strikes+back+trailer</text:a></text:p>
      <text:p text:style-name="P1"/>
      <text:p text:style-name="P1">swiss army man : <text:a xlink:type="simple" xlink:href="https://www.youtube.com/results?search_query=empire+strikes+back+trailer" text:style-name="Internet_20_link" text:visited-style-name="Visited_20_Internet_20_Link">https://www.youtube.com/results?search_query=empire+strikes+back+trailer</text:a></text:p>
      <text:p text:style-name="P1"/>
      <text:p text:style-name="P1">the fall : <text:a xlink:type="simple" xlink:href="https://www.youtube.com/results?search_query=empire+strikes+back+trailer" text:style-name="Internet_20_link" text:visited-style-name="Visited_20_Internet_20_Link">https://www.youtube.com/results?search_query=empire+strikes+back+trailer</text:a></text:p>
      <text:p text:style-name="P1"/>
      <text:p text:style-name="P1">what we do in the shadow : <text:a xlink:type="simple" xlink:href="https://www.youtube.com/results?search_query=empire+strikes+back+trailer" text:style-name="Internet_20_link" text:visited-style-name="Visited_20_Internet_20_Link">https://www.youtube.com/results?search_query=empire+strikes+back+trailer</text:a></text:p>
      <text:p text:style-name="P1"/>
      <text:p text:style-name="P1">zoolander : <text:a xlink:type="simple" xlink:href="https://www.youtube.com/results?search_query=empire+strikes+back+trailer" text:style-name="Internet_20_link" text:visited-style-name="Visited_20_Internet_20_Link">https://www.youtube.com/results?search_query=empire+strikes+back+trailer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0:13:03.521384549</meta:creation-date>
    <dc:date>2019-06-18T10:22:01.269603318</dc:date>
    <meta:editing-duration>PT9M1S</meta:editing-duration>
    <meta:editing-cycles>1</meta:editing-cycles>
    <meta:document-statistic meta:table-count="0" meta:image-count="0" meta:object-count="0" meta:page-count="1" meta:paragraph-count="14" meta:word-count="57" meta:character-count="995" meta:non-whitespace-character-count="949"/>
    <meta:generator>LibreOffice/6.0.7.3$Linux_X86_64 LibreOffice_project/00m0$Build-3</meta:generator>
  </office:meta>
</office:document-meta>
</file>